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48in" svg:x="1.4787in" svg:y="4.8374in">
            <draw:object draw:notify-on-update-of-ranges="Sheet1.J16:Sheet1.J24 Sheet1.L16:Sheet1.L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9.80665" calcext:value-type="float">
            <text:p>9.806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.01" calcext:value-type="float">
            <text:p>1.01</text:p>
          </table:table-cell>
          <table:table-cell table:number-columns-repeated="9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_k</text:p>
          </table:table-cell>
          <table:table-cell table:number-columns-repeated="6"/>
          <table:table-cell office:value-type="string" calcext:value-type="string">
            <text:p>&lt;P_k&gt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igma_w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table:number-columns-repeated="6"/>
          <table:table-cell table:formula="of:=AVERAGE([.C16:.G16])" office:value-type="float" office:value="218" calcext:value-type="float">
            <text:p>218</text:p>
          </table:table-cell>
          <table:table-cell table:formula="of:=[.$C$2]*[.J16]" office:value-type="float" office:value="2137.8497" calcext:value-type="float">
            <text:p>2137.8497</text:p>
          </table:table-cell>
          <table:table-cell table:formula="of:=[.K16]*[.$C$3]/2" office:value-type="float" office:value="1079.6140985" calcext:value-type="float">
            <text:p>1079.61409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table:number-columns-repeated="6"/>
          <table:table-cell table:formula="of:=AVERAGE([.C17:.G17])" office:value-type="float" office:value="221" calcext:value-type="float">
            <text:p>221</text:p>
          </table:table-cell>
          <table:table-cell table:formula="of:=[.$C$2]*[.J17]" office:value-type="float" office:value="2167.26965" calcext:value-type="float">
            <text:p>2167.26965</text:p>
          </table:table-cell>
          <table:table-cell table:formula="of:=[.K17]*[.$C$3]/2" office:value-type="float" office:value="1094.47117325" calcext:value-type="float">
            <text:p>1094.471173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0.5" calcext:value-type="float">
            <text:p>220.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0.5" calcext:value-type="float">
            <text:p>220.5</text:p>
          </table:table-cell>
          <table:table-cell table:number-columns-repeated="3"/>
          <table:table-cell table:formula="of:=AVERAGE([.C18:.G18])" office:value-type="float" office:value="220.375" calcext:value-type="float">
            <text:p>220.375</text:p>
          </table:table-cell>
          <table:table-cell table:formula="of:=[.$C$2]*[.J18]" office:value-type="float" office:value="2161.14049375" calcext:value-type="float">
            <text:p>2161.14049375</text:p>
          </table:table-cell>
          <table:table-cell table:formula="of:=[.K18]*[.$C$3]/2" office:value-type="float" office:value="1091.37594934375" calcext:value-type="float">
            <text:p>1091.3759493437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9" calcext:value-type="float">
            <text:p>219</text:p>
          </table:table-cell>
          <table:table-cell office:value-type="float" office:value="219.5" calcext:value-type="float">
            <text:p>219.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AVERAGE([.C19:.G19])" office:value-type="float" office:value="219.5" calcext:value-type="float">
            <text:p>219.5</text:p>
          </table:table-cell>
          <table:table-cell table:formula="of:=[.$C$2]*[.J19]" office:value-type="float" office:value="2152.559675" calcext:value-type="float">
            <text:p>2152.559675</text:p>
          </table:table-cell>
          <table:table-cell table:formula="of:=[.K19]*[.$C$3]/2" office:value-type="float" office:value="1087.042635875" calcext:value-type="float">
            <text:p>1087.04263587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table:formula="of:=AVERAGE([.C20:.G20])" office:value-type="string" office:string-value="" calcext:value-type="error">
            <text:p>#DIV/0!</text:p>
          </table:table-cell>
          <table:table-cell table:formula="of:=[.$C$2]*[.J20]" office:value-type="string" office:string-value="" calcext:value-type="error">
            <text:p>#DIV/0!</text:p>
          </table:table-cell>
          <table:table-cell table:formula="of:=[.K20]*[.$C$3]/2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218.8" calcext:value-type="float">
            <text:p>218.8</text:p>
          </table:table-cell>
          <table:table-cell office:value-type="float" office:value="219" calcext:value-type="float">
            <text:p>219</text:p>
          </table:table-cell>
          <table:table-cell office:value-type="float" office:value="218.7" calcext:value-type="float">
            <text:p>218.7</text:p>
          </table:table-cell>
          <table:table-cell table:number-columns-repeated="2" office:value-type="float" office:value="218" calcext:value-type="float">
            <text:p>218</text:p>
          </table:table-cell>
          <table:table-cell/>
          <table:table-cell table:formula="of:=AVERAGE([.C21:.G21])" office:value-type="float" office:value="218.7" calcext:value-type="float">
            <text:p>218.7</text:p>
          </table:table-cell>
          <table:table-cell table:formula="of:=[.$C$2]*[.J21]" office:value-type="float" office:value="2144.714355" calcext:value-type="float">
            <text:p>2144.714355</text:p>
          </table:table-cell>
          <table:table-cell table:formula="of:=[.K21]*[.$C$3]/2" office:value-type="float" office:value="1083.080749275" calcext:value-type="float">
            <text:p>1083.08074927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AVERAGE([.C22:.G22])" office:value-type="float" office:value="215.8" calcext:value-type="float">
            <text:p>215.8</text:p>
          </table:table-cell>
          <table:table-cell table:formula="of:=[.$C$2]*[.J22]" office:value-type="float" office:value="2116.27507" calcext:value-type="float">
            <text:p>2116.27507</text:p>
          </table:table-cell>
          <table:table-cell table:formula="of:=[.K22]*[.$C$3]/2" office:value-type="float" office:value="1068.71891035" calcext:value-type="float">
            <text:p>1068.7189103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214.5" calcext:value-type="float">
            <text:p>214.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4.5" calcext:value-type="float">
            <text:p>214.5</text:p>
          </table:table-cell>
          <table:table-cell table:number-columns-repeated="2"/>
          <table:table-cell table:formula="of:=AVERAGE([.C23:.G23])" office:value-type="float" office:value="214.7" calcext:value-type="float">
            <text:p>214.7</text:p>
          </table:table-cell>
          <table:table-cell table:formula="of:=[.$C$2]*[.J23]" office:value-type="float" office:value="2105.487755" calcext:value-type="float">
            <text:p>2105.487755</text:p>
          </table:table-cell>
          <table:table-cell table:formula="of:=[.K23]*[.$C$3]/2" office:value-type="float" office:value="1063.271316275" calcext:value-type="float">
            <text:p>1063.2713162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12.5" calcext:value-type="float">
            <text:p>212.5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2"/>
          <table:table-cell table:formula="of:=AVERAGE([.C24:.G24])" office:value-type="float" office:value="212.3" calcext:value-type="float">
            <text:p>212.3</text:p>
          </table:table-cell>
          <table:table-cell table:formula="of:=[.$C$2]*[.J24]" office:value-type="float" office:value="2081.951795" calcext:value-type="float">
            <text:p>2081.951795</text:p>
          </table:table-cell>
          <table:table-cell table:formula="of:=[.K24]*[.$C$3]/2" office:value-type="float" office:value="1051.385656475" calcext:value-type="float">
            <text:p>1051.385656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04-22T19:41:34.683659663</dc:date>
    <meta:editing-duration>P1DT5H24M17S</meta:editing-duration>
    <meta:editing-cycles>2</meta:editing-cycles>
    <meta:document-statistic meta:table-count="1" meta:cell-count="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scatter" chart:style-name="ch1">
        <chart:legend chart:legend-position="end" svg:x="11.958cm" svg:y="3.958cm" style:legend-expansion="high" chart:style-name="ch2"/>
        <chart:plot-area chart:style-name="ch3" table:cell-range-address="Sheet1.J16:Sheet1.J24 Sheet1.L16:Sheet1.L24" svg:x="0.32cm" svg:y="0.18cm" svg:width="11.318cm" svg:height="8.653cm">
          <chart:coordinate-region svg:x="1.312cm" svg:y="0.379cm" svg:width="10.046cm" svg:height="7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16:Sheet1.L24" chart:class="chart:scatter">
            <chart:domain table:cell-range-address="Sheet1.J16:Sheet1.J24"/>
            <chart:regression-curve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">
                <text:p>218</text:p>
                <draw:g>
                  <svg:desc>Sheet1.J16:Sheet1.J24</svg:desc>
                </draw:g>
              </table:table-cell>
              <table:table-cell office:value-type="float" office:value="1079.6140985">
                <text:p>1079.6140985</text:p>
                <draw:g>
                  <svg:desc>Sheet1.L16:Sheet1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1">
                <text:p>221</text:p>
              </table:table-cell>
              <table:table-cell office:value-type="float" office:value="1094.47117325">
                <text:p>1094.47117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.375">
                <text:p>220.375</text:p>
              </table:table-cell>
              <table:table-cell office:value-type="float" office:value="1091.37594934375">
                <text:p>1091.375949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.5">
                <text:p>219.5</text:p>
              </table:table-cell>
              <table:table-cell office:value-type="float" office:value="1087.042635875">
                <text:p>1087.042635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7">
                <text:p>218.7</text:p>
              </table:table-cell>
              <table:table-cell office:value-type="float" office:value="1083.080749275">
                <text:p>1083.080749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.8">
                <text:p>215.8</text:p>
              </table:table-cell>
              <table:table-cell office:value-type="float" office:value="1068.71891035">
                <text:p>1068.71891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4.7">
                <text:p>214.7</text:p>
              </table:table-cell>
              <table:table-cell office:value-type="float" office:value="1063.271316275">
                <text:p>1063.271316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.3">
                <text:p>212.3</text:p>
              </table:table-cell>
              <table:table-cell office:value-type="float" office:value="1051.385656475">
                <text:p>1051.385656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